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4.93mm"/>
    </style:style>
    <style:style style:name="co2" style:family="table-column">
      <style:table-column-properties fo:break-before="auto" style:column-width="41.72mm"/>
    </style:style>
    <style:style style:name="co3" style:family="table-column">
      <style:table-column-properties fo:break-before="auto" style:column-width="32.35mm"/>
    </style:style>
    <style:style style:name="co4" style:family="table-column">
      <style:table-column-properties fo:break-before="auto" style:column-width="39.0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7"/>
    <style:style style:name="ce3" style:family="table-cell" style:parent-style-name="Default" style:data-style-name="N117">
      <style:text-properties fo:font-weight="bold" style:font-weight-asian="bold" style:font-weight-complex="bold"/>
    </style:style>
    <style:style style:name="ce4" style:family="table-cell" style:parent-style-name="Default">
      <style:text-properties fo:color="#ff0000" fo:font-weight="bold" style:font-weight-asian="bold" style:font-weight-complex="bold"/>
    </style:style>
    <style:style style:name="ce5" style:family="table-cell" style:parent-style-name="Default">
      <style:text-properties fo:color="#ff0000"/>
    </style:style>
    <style:style style:name="ce6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ingredient</text:p>
          </table:table-cell>
          <table:table-cell office:value-type="string" calcext:value-type="string">
            <text:p>molecular weight (g/mol)</text:p>
          </table:table-cell>
          <table:table-cell office:value-type="string" calcext:value-type="string">
            <text:p>concentration (g/L)</text:p>
          </table:table-cell>
          <table:table-cell table:style-name="Default" office:value-type="string" calcext:value-type="string">
            <text:p>concentration (mmol/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cose</text:p>
          </table:table-cell>
          <table:table-cell office:value-type="float" office:value="180.1559" calcext:value-type="float">
            <text:p>180.1559</text:p>
          </table:table-cell>
          <table:table-cell office:value-type="float" office:value="11.9" calcext:value-type="float">
            <text:p>11.9</text:p>
          </table:table-cell>
          <table:table-cell table:style-name="ce2" table:formula="of:=1000*[.C2]/[.B2]" office:value-type="float" office:value="66.0539010934419" calcext:value-type="float">
            <text:p>66.0539</text:p>
          </table:table-cell>
          <table:table-cell/>
          <table:table-cell table:style-name="ce6"/>
        </table:table-row>
        <table:table-row table:style-name="ro1">
          <table:table-cell office:value-type="string" calcext:value-type="string">
            <text:p>ammonium sulfate</text:p>
          </table:table-cell>
          <table:table-cell office:value-type="float" office:value="132.1395" calcext:value-type="float">
            <text:p>132.1395</text:p>
          </table:table-cell>
          <table:table-cell office:value-type="float" office:value="2" calcext:value-type="float">
            <text:p>2</text:p>
          </table:table-cell>
          <table:table-cell table:style-name="ce2" table:formula="of:=1000*[.C3]/[.B3]" office:value-type="float" office:value="15.1355196591481" calcext:value-type="float">
            <text:p>15.1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potassium phosphate</text:p>
          </table:table-cell>
          <table:table-cell office:value-type="float" office:value="174.1759" calcext:value-type="float">
            <text:p>174.1759</text:p>
          </table:table-cell>
          <table:table-cell office:value-type="float" office:value="14.6" calcext:value-type="float">
            <text:p>14.6</text:p>
          </table:table-cell>
          <table:table-cell table:style-name="ce2" table:formula="of:=1000*[.C4]/[.B4]" office:value-type="float" office:value="83.8233073576769" calcext:value-type="float">
            <text:p>83.8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ium hydrogen phosphate (hydrated)</text:p>
          </table:table-cell>
          <table:table-cell office:value-type="float" office:value="156.0076" calcext:value-type="float">
            <text:p>156.0076</text:p>
          </table:table-cell>
          <table:table-cell office:value-type="float" office:value="3.6" calcext:value-type="float">
            <text:p>3.6</text:p>
          </table:table-cell>
          <table:table-cell table:style-name="ce2" table:formula="of:=1000*[.C5]/[.B5]" office:value-type="float" office:value="23.075798871337" calcext:value-type="float">
            <text:p>23.0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monium hydrogen citrate</text:p>
          </table:table-cell>
          <table:table-cell office:value-type="float" office:value="226.181" calcext:value-type="float">
            <text:p>226.181</text:p>
          </table:table-cell>
          <table:table-cell office:value-type="float" office:value="0.5" calcext:value-type="float">
            <text:p>0.5</text:p>
          </table:table-cell>
          <table:table-cell table:style-name="ce2" table:formula="of:=1000*[.C6]/[.B6]" office:value-type="float" office:value="2.21061892908777" calcext:value-type="float">
            <text:p>2.2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esium sulfate</text:p>
          </table:table-cell>
          <table:table-cell office:value-type="float" office:value="120.3676" calcext:value-type="float">
            <text:p>120.3676</text:p>
          </table:table-cell>
          <table:table-cell office:value-type="float" office:value="0.24" calcext:value-type="float">
            <text:p>0.24</text:p>
          </table:table-cell>
          <table:table-cell table:style-name="ce2" table:formula="of:=1000*[.C7]/[.B7]" office:value-type="float" office:value="1.99389204403843" calcext:value-type="float">
            <text:p>1.99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cium chloride (hydrated)</text:p>
          </table:table-cell>
          <table:table-cell office:value-type="float" office:value="147.0146" calcext:value-type="float">
            <text:p>147.0146</text:p>
          </table:table-cell>
          <table:table-cell table:formula="of:=1*0.001" office:value-type="float" office:value="0.001" calcext:value-type="float">
            <text:p>0.001</text:p>
          </table:table-cell>
          <table:table-cell table:style-name="ce2" table:formula="of:=1000*[.C8]/[.B8]" office:value-type="float" office:value="0.00680204551112611" calcext:value-type="float">
            <text:p>0.00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 (III) chloride</text:p>
          </table:table-cell>
          <table:table-cell office:value-type="float" office:value="162.204" calcext:value-type="float">
            <text:p>162.204</text:p>
          </table:table-cell>
          <table:table-cell table:formula="of:=20.06*0.001" office:value-type="float" office:value="0.02006" calcext:value-type="float">
            <text:p>0.02006</text:p>
          </table:table-cell>
          <table:table-cell table:style-name="ce2" table:formula="of:=1000*[.C9]/[.B9]" office:value-type="float" office:value="0.123671426105398" calcext:value-type="float">
            <text:p>0.1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c sulfate (hydrated)</text:p>
          </table:table-cell>
          <table:table-cell office:value-type="float" office:value="287.5496" calcext:value-type="float">
            <text:p>287.5496</text:p>
          </table:table-cell>
          <table:table-cell table:formula="of:=0.36*0.001" office:value-type="float" office:value="0.00036" calcext:value-type="float">
            <text:p>0.00036</text:p>
          </table:table-cell>
          <table:table-cell table:style-name="ce2" table:formula="of:=1000*[.C10]/[.B10]" office:value-type="float" office:value="0.00125195792308527" calcext:value-type="float">
            <text:p>0.0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per sulfate (hydrated)</text:p>
          </table:table-cell>
          <table:table-cell office:value-type="float" office:value="249.685" calcext:value-type="float">
            <text:p>249.685</text:p>
          </table:table-cell>
          <table:table-cell table:formula="of:=0.32*0.001" office:value-type="float" office:value="0.00032" calcext:value-type="float">
            <text:p>0.00032</text:p>
          </table:table-cell>
          <table:table-cell table:style-name="ce2" table:formula="of:=1000*[.C11]/[.B11]" office:value-type="float" office:value="0.00128161483469171" calcext:value-type="float">
            <text:p>0.0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ganese (II) sulfate (hydrated)</text:p>
          </table:table-cell>
          <table:table-cell office:value-type="float" office:value="169.0159" calcext:value-type="float">
            <text:p>169.0159</text:p>
          </table:table-cell>
          <table:table-cell table:formula="of:=0.3*0.001" office:value-type="float" office:value="0.0003" calcext:value-type="float">
            <text:p>0.0003</text:p>
          </table:table-cell>
          <table:table-cell table:style-name="ce2" table:formula="of:=1000*[.C12]/[.B12]" office:value-type="float" office:value="0.00177498093374647" calcext:value-type="float">
            <text:p>0.0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balt (II) chloride (hydrated)</text:p>
          </table:table-cell>
          <table:table-cell office:value-type="float" office:value="237.9309" calcext:value-type="float">
            <text:p>237.9309</text:p>
          </table:table-cell>
          <table:table-cell table:formula="of:=0.36*0.001" office:value-type="float" office:value="0.00036" calcext:value-type="float">
            <text:p>0.00036</text:p>
          </table:table-cell>
          <table:table-cell table:style-name="ce2" table:formula="of:=1000*[.C13]/[.B13]" office:value-type="float" office:value="0.00151304433345984" calcext:value-type="float">
            <text:p>0.0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2EDTA.2H2O</text:p>
          </table:table-cell>
          <table:table-cell office:value-type="float" office:value="372.24" calcext:value-type="float">
            <text:p>372.24</text:p>
          </table:table-cell>
          <table:table-cell table:formula="of:=44.6*0.001" office:value-type="float" office:value="0.0446" calcext:value-type="float">
            <text:p>0.0446</text:p>
          </table:table-cell>
          <table:table-cell table:style-name="ce2" table:formula="of:=1000*[.C14]/[.B14]" office:value-type="float" office:value="0.119815173006662" calcext:value-type="float">
            <text:p>0.119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Xi (mmol/L)</text:p>
          </table:table-cell>
          <table:table-cell office:value-type="string" calcext:value-type="string">
            <text:p>R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lucose</text:p>
          </table:table-cell>
          <table:table-cell table:style-name="ce2" table:formula="of:=[.D2]" office:value-type="float" office:value="66.0539010934419" calcext:value-type="float">
            <text:p>66.0539</text:p>
          </table:table-cell>
          <table:table-cell table:style-name="ce4" table:formula="of:=[.B17]*[.$F$21]" office:value-type="float" office:value="0.0152141839629265" calcext:value-type="float">
            <text:p>0.015214183962927</text:p>
          </table:table-cell>
          <table:table-cell/>
          <table:table-cell office:value-type="string" calcext:value-type="string">
            <text:p>mu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NH4+</text:p>
          </table:table-cell>
          <table:table-cell table:style-name="ce2" table:formula="of:=2*[.D3]+2*[.D6]" office:value-type="float" office:value="34.6922771764717" calcext:value-type="float">
            <text:p>34.6923</text:p>
          </table:table-cell>
          <table:table-cell table:style-name="ce4" table:formula="of:=[.B18]*[.$F$21]" office:value-type="float" office:value="0.0079906663848516" calcext:value-type="float">
            <text:p>0.007990666384852</text:p>
          </table:table-cell>
          <table:table-cell/>
          <table:table-cell office:value-type="string" calcext:value-type="string">
            <text:p>od600</text:p>
          </table:table-cell>
          <table:table-cell office:value-type="float" office:value="0.335" calcext:value-type="float">
            <text:p>0.335</text:p>
          </table:table-cell>
        </table:table-row>
        <table:table-row table:style-name="ro1">
          <table:table-cell office:value-type="string" calcext:value-type="string">
            <text:p>SO4 2-</text:p>
          </table:table-cell>
          <table:table-cell table:style-name="ce2" table:formula="of:=[.D3]+[.D7]+[.D10]+[.D11]+[.D12]" office:value-type="float" office:value="17.133720256878" calcext:value-type="float">
            <text:p>17.1337</text:p>
          </table:table-cell>
          <table:table-cell table:style-name="ce4" table:formula="of:=[.B19]*[.$F$21]" office:value-type="float" office:value="0.00394640691378248" calcext:value-type="float">
            <text:p>0.003946406913782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K+</text:p>
          </table:table-cell>
          <table:table-cell table:style-name="ce2" table:formula="of:=2*[.D4]" office:value-type="float" office:value="167.646614715354" calcext:value-type="float">
            <text:p>167.6466</text:p>
          </table:table-cell>
          <table:table-cell table:style-name="ce4" table:formula="of:=[.B20]*[.$F$21]" office:value-type="float" office:value="0.0386140166563834" calcext:value-type="float">
            <text:p>0.03861401665638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PO4 2-</text:p>
          </table:table-cell>
          <table:table-cell table:style-name="ce3" table:formula="of:=[.D4]" office:value-type="float" office:value="83.8233073576769" calcext:value-type="float">
            <text:p>83.8233</text:p>
          </table:table-cell>
          <table:table-cell table:style-name="ce4" table:formula="of:=[.B21]*[.$F$21]" office:value-type="float" office:value="0.0193070083281917" calcext:value-type="float">
            <text:p>0.019307008328192</text:p>
          </table:table-cell>
          <table:table-cell/>
          <table:table-cell office:value-type="string" calcext:value-type="string">
            <text:p>constant</text:p>
          </table:table-cell>
          <table:table-cell table:formula="of:=[.$F$17]/(3600*[.$F$18]*[.$F$19])" office:value-type="float" office:value="0.000230329832319882" calcext:value-type="float">
            <text:p>0.00023032983232</text:p>
          </table:table-cell>
        </table:table-row>
        <table:table-row table:style-name="ro1">
          <table:table-cell table:style-name="ce1" office:value-type="string" calcext:value-type="string">
            <text:p>H2PO4 -</text:p>
          </table:table-cell>
          <table:table-cell table:style-name="ce3" table:formula="of:=[.D5]" office:value-type="float" office:value="23.075798871337" calcext:value-type="float">
            <text:p>23.0758</text:p>
          </table:table-cell>
          <table:table-cell table:style-name="ce4" table:formula="of:=[.B22]*[.$F$21]" office:value-type="float" office:value="0.00531504488468238" calcext:value-type="float">
            <text:p>0.0053150448846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citrate</text:p>
          </table:table-cell>
          <table:table-cell table:style-name="ce2" table:formula="of:=[.D6]" office:value-type="float" office:value="2.21061892908777" calcext:value-type="float">
            <text:p>2.2106</text:p>
          </table:table-cell>
          <table:table-cell table:style-name="ce4" table:formula="of:=[.B23]*[.$F$21]" office:value-type="float" office:value="0.000509171487259943" calcext:value-type="float">
            <text:p>0.000509171487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2+</text:p>
          </table:table-cell>
          <table:table-cell table:style-name="ce2" table:formula="of:=[.D7]" office:value-type="float" office:value="1.99389204403843" calcext:value-type="float">
            <text:p>1.9939</text:p>
          </table:table-cell>
          <table:table-cell table:style-name="ce4" table:formula="of:=[.B24]*[.$F$21]" office:value-type="float" office:value="0.000459252820167319" calcext:value-type="float">
            <text:p>0.000459252820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2+</text:p>
          </table:table-cell>
          <table:table-cell table:style-name="ce2" table:formula="of:=[.D8]" office:value-type="float" office:value="0.00680204551112611" calcext:value-type="float">
            <text:p>0.0068</text:p>
          </table:table-cell>
          <table:table-cell table:style-name="ce4" table:formula="of:=[.B25]*[.$F$21]" office:value-type="float" office:value="0.00000156671400200988" calcext:value-type="float">
            <text:p>1.56671400200988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-</text:p>
          </table:table-cell>
          <table:table-cell table:style-name="ce2" table:formula="of:=2*[.D8]+3*[.D9]+2*[.D13]" office:value-type="float" office:value="0.387644458005366" calcext:value-type="float">
            <text:p>0.3876</text:p>
          </table:table-cell>
          <table:table-cell table:style-name="ce4" table:formula="of:=[.B26]*[.$F$21]" office:value-type="float" office:value="0.0000892860830121075" calcext:value-type="float">
            <text:p>8.92860830121075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3+</text:p>
          </table:table-cell>
          <table:table-cell table:style-name="ce2" table:formula="of:=[.D9]" office:value-type="float" office:value="0.123671426105398" calcext:value-type="float">
            <text:p>0.1237</text:p>
          </table:table-cell>
          <table:table-cell table:style-name="ce4" table:formula="of:=[.B27]*[.$F$21]" office:value-type="float" office:value="0.000028485218837617" calcext:value-type="float">
            <text:p>2.8485218837617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n2+</text:p>
          </table:table-cell>
          <table:table-cell table:style-name="ce2" table:formula="of:=[.D10]" office:value-type="float" office:value="0.00125195792308527" calcext:value-type="float">
            <text:p>0.0013</text:p>
          </table:table-cell>
          <table:table-cell table:style-name="ce4" table:formula="of:=[.B28]*[.$F$21]" office:value-type="float" office:value="0.000000288363258495778" calcext:value-type="float">
            <text:p>2.88363258495778E-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2+</text:p>
          </table:table-cell>
          <table:table-cell table:style-name="ce2" table:formula="of:=[.D11]" office:value-type="float" office:value="0.00128161483469171" calcext:value-type="float">
            <text:p>0.0013</text:p>
          </table:table-cell>
          <table:table-cell table:style-name="ce4" table:formula="of:=[.B29]*[.$F$21]" office:value-type="float" office:value="0.000000295194129973215" calcext:value-type="float">
            <text:p>2.95194129973215E-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2+</text:p>
          </table:table-cell>
          <table:table-cell table:style-name="ce2" table:formula="of:=[.D12]" office:value-type="float" office:value="0.00177498093374647" calcext:value-type="float">
            <text:p>0.0018</text:p>
          </table:table-cell>
          <table:table-cell table:style-name="ce4" table:formula="of:=[.B30]*[.$F$21]" office:value-type="float" office:value="0.000000408831060840812" calcext:value-type="float">
            <text:p>4.08831060840812E-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2+</text:p>
          </table:table-cell>
          <table:table-cell table:style-name="ce2" table:formula="of:=[.D13]" office:value-type="float" office:value="0.00151304433345984" calcext:value-type="float">
            <text:p>0.0015</text:p>
          </table:table-cell>
          <table:table-cell table:style-name="ce4" table:formula="of:=[.B31]*[.$F$21]" office:value-type="float" office:value="0.000000348499247618353" calcext:value-type="float">
            <text:p>3.48499247618353E-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TA</text:p>
          </table:table-cell>
          <table:table-cell table:style-name="ce2" table:formula="of:=[.D14]" office:value-type="float" office:value="0.119815173006662" calcext:value-type="float">
            <text:p>0.1198</text:p>
          </table:table-cell>
          <table:table-cell table:style-name="ce4" table:formula="of:=[.B32]*[.$F$21]" office:value-type="float" office:value="0.0000275970087080021" calcext:value-type="float">
            <text:p>2.75970087080021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+</text:p>
          </table:table-cell>
          <table:table-cell table:formula="of:=[.D5]+2*[.D14]" office:value-type="float" office:value="23.3154292173503" calcext:value-type="float">
            <text:p>23.3154292173503</text:p>
          </table:table-cell>
          <table:table-cell table:style-name="ce4" table:formula="of:=[.B33]*[.$F$21]" office:value-type="float" office:value="0.00537023890209838" calcext:value-type="float">
            <text:p>0.00537023890209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/>
          <table:table-cell table:number-columns-repeated="3"/>
        </table:table-row>
        <table:table-row table:style-name="ro1">
          <table:table-cell table:style-name="ce1" office:value-type="string" calcext:value-type="string">
            <text:p>phosphates</text:p>
          </table:table-cell>
          <table:table-cell table:style-name="ce3" table:formula="of:=[.B21]+[.B22]" office:value-type="float" office:value="106.899106229014" calcext:value-type="float">
            <text:p>106.8991</text:p>
          </table:table-cell>
          <table:table-cell table:style-name="ce5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ote about phosphates: 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pplying above concentrations with pKa leads to negligible changes in the concentration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f the two species. Resulting pH is 6.64, but I don’t think this is very relevant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organic phosphates usually exist as HPO4 2- and H2PO4- in physiological conditions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/00/0000</text:date>, <text:time style:data-style-name="N2" text:time-value="13:18:04.3158626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2T12:14:02.226339448</meta:creation-date>
    <dc:date>2019-08-14T13:21:20.377426651</dc:date>
    <meta:editing-duration>PT45M21S</meta:editing-duration>
    <meta:editing-cycles>8</meta:editing-cycles>
    <meta:generator>LibreOffice/6.0.7.3$Linux_X86_64 LibreOffice_project/00m0$Build-3</meta:generator>
    <meta:document-statistic meta:table-count="1" meta:cell-count="123" meta:object-count="0"/>
  </office:meta>
</office:document-meta>
</file>